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6EC000005131664C152147AD2A4.png" manifest:media-type="image/png"/>
  <manifest:file-entry manifest:full-path="Pictures/10000201000005EB0000022B06981561261F603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0000" style:font-name="Open Sans" fo:font-size="25pt" fo:font-weight="bold" officeooo:rsid="00119718" officeooo:paragraph-rsid="001ef80f" style:font-size-asian="25pt" style:font-weight-asian="bold" style:font-size-complex="25pt" style:font-weight-complex="bold"/>
    </style:style>
    <style:style style:name="P2" style:family="paragraph" style:parent-style-name="Header">
      <style:paragraph-properties fo:text-align="center" style:justify-single-word="false"/>
      <style:text-properties fo:color="#800000" style:font-name="Open Sans" fo:font-size="20pt" fo:font-weight="normal" officeooo:rsid="00119718" officeooo:paragraph-rsid="001ef80f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Open Sans" officeooo:rsid="00119718" officeooo:paragraph-rsid="00119718"/>
    </style:style>
    <style:style style:name="P4" style:family="paragraph" style:parent-style-name="Standard">
      <style:paragraph-properties fo:text-align="start" style:justify-single-word="false"/>
      <style:text-properties style:font-name="Open Sans" fo:font-weight="bold" officeooo:rsid="00119718" officeooo:paragraph-rsid="0011971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20pt" fo:font-weight="bold" officeooo:rsid="00119718" officeooo:paragraph-rsid="001ef80f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20pt" fo:font-weight="bold" officeooo:rsid="00119718" officeooo:paragraph-rsid="00203333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20pt" fo:font-weight="bold" officeooo:rsid="00119718" officeooo:paragraph-rsid="0022d650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Open Sans" fo:font-size="10pt" fo:font-style="italic" officeooo:rsid="0015846c" officeooo:paragraph-rsid="0015846c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fo:font-style="italic" fo:font-weight="bold" officeooo:rsid="00119718" officeooo:paragraph-rsid="001c3704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Open Sans" fo:font-size="10pt" fo:font-style="italic" fo:font-weight="normal" officeooo:rsid="00149a4a" officeooo:paragraph-rsid="0019c00f" style:font-name-asian="OpenSymbol1" style:font-size-asian="10pt" style:font-style-asian="italic" style:font-weight-asian="normal" style:font-name-complex="OpenSymbol1" style:font-size-complex="10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fo:font-weight="normal" officeooo:rsid="00119718" officeooo:paragraph-rsid="00119718" style:font-name-asian="OpenSymbol1" style:font-size-asian="10pt" style:font-weight-asian="normal" style:font-name-complex="OpenSymbol1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2pt" fo:font-weight="bold" officeooo:rsid="00119718" officeooo:paragraph-rsid="00119718" style:font-name-asian="OpenSymbol1" style:font-size-asian="12pt" style:font-weight-asian="bold" style:font-name-complex="OpenSymbol1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2pt" fo:font-weight="bold" officeooo:rsid="0011b7c8" officeooo:paragraph-rsid="0011b7c8" style:font-name-asian="OpenSymbol1" style:font-size-asian="12pt" style:font-weight-asian="bold" style:font-name-complex="OpenSymbol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2pt" fo:font-weight="bold" officeooo:rsid="0011b7c8" officeooo:paragraph-rsid="0013104e" style:font-name-asian="OpenSymbol1" style:font-size-asian="12pt" style:font-weight-asian="bold" style:font-name-complex="OpenSymbol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2pt" fo:font-weight="bold" officeooo:rsid="0011b7c8" officeooo:paragraph-rsid="0011b7c8" style:font-name-asian="OpenSymbol1" style:font-size-asian="10.5pt" style:font-weight-asian="bold" style:font-name-complex="OpenSymbol1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2pt" fo:font-weight="bold" officeooo:rsid="00149a4a" officeooo:paragraph-rsid="00149a4a" style:font-name-asian="OpenSymbol1" style:font-size-asian="10.5pt" style:font-weight-asian="bold" style:font-name-complex="OpenSymbol1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2pt" fo:font-weight="bold" officeooo:rsid="0019c00f" officeooo:paragraph-rsid="0019c00f" style:font-name-asian="OpenSymbol1" style:font-size-asian="10.5pt" style:font-weight-asian="bold" style:font-name-complex="OpenSymbol1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2pt" fo:font-weight="normal" officeooo:rsid="0011b7c8" officeooo:paragraph-rsid="0011b7c8" style:font-name-asian="OpenSymbol1" style:font-size-asian="10.5pt" style:font-weight-asian="normal" style:font-name-complex="OpenSymbol1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2pt" fo:font-weight="normal" officeooo:rsid="0011b7c8" officeooo:paragraph-rsid="0013104e" style:font-name-asian="OpenSymbol1" style:font-size-asian="10.5pt" style:font-weight-asian="normal" style:font-name-complex="OpenSymbol1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Open Sans" fo:font-size="12pt" fo:font-weight="normal" officeooo:rsid="0011b7c8" officeooo:paragraph-rsid="0013104e" style:font-name-asian="OpenSymbol1" style:font-size-asian="10.5pt" style:font-weight-asian="normal" style:font-name-complex="OpenSymbol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Open Sans" fo:font-size="12pt" fo:font-weight="normal" officeooo:rsid="0013104e" officeooo:paragraph-rsid="0013104e" style:font-name-asian="OpenSymbol1" style:font-size-asian="10.5pt" style:font-weight-asian="normal" style:font-name-complex="OpenSymbol1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Open Sans" fo:font-size="12pt" fo:font-weight="normal" officeooo:rsid="00149a4a" officeooo:paragraph-rsid="0019c00f" style:font-name-asian="OpenSymbol1" style:font-size-asian="10.5pt" style:font-weight-asian="normal" style:font-name-complex="OpenSymbol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Open Sans" fo:font-size="9pt" fo:font-style="italic" fo:font-weight="normal" officeooo:rsid="0019136d" officeooo:paragraph-rsid="0019136d" style:font-name-asian="OpenSymbol1" style:font-size-asian="9pt" style:font-style-asian="italic" style:font-weight-asian="normal" style:font-name-complex="OpenSymbol1" style:font-size-complex="9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Open Sans" fo:font-size="9pt" fo:font-weight="normal" officeooo:rsid="0019136d" officeooo:paragraph-rsid="0019136d" style:font-name-asian="OpenSymbol1" style:font-size-asian="9pt" style:font-weight-asian="normal" style:font-name-complex="OpenSymbol1" style:font-size-complex="9pt" style:font-weight-complex="normal"/>
    </style:style>
    <style:style style:name="P25" style:family="paragraph" style:parent-style-name="Standard">
      <style:text-properties officeooo:rsid="0015846c" officeooo:paragraph-rsid="0015846c"/>
    </style:style>
    <style:style style:name="P26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style:font-name="Open Sans" fo:font-size="10pt" fo:font-style="italic" fo:font-weight="normal" officeooo:rsid="00149a4a" officeooo:paragraph-rsid="0019c00f" style:font-name-asian="OpenSymbol1" style:font-size-asian="10pt" style:font-style-asian="italic" style:font-weight-asian="normal" style:font-name-complex="OpenSymbol1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name-asian="OpenSymbol1" style:font-size-asian="10.5pt" style:font-weight-asian="normal" style:font-name-complex="OpenSymbol1" style:font-size-complex="12pt" style:font-weight-complex="normal"/>
    </style:style>
    <style:style style:name="T3" style:family="text">
      <style:text-properties fo:font-size="12pt" fo:font-weight="normal" officeooo:rsid="0011b7c8" style:font-name-asian="OpenSymbol1" style:font-size-asian="10.5pt" style:font-weight-asian="normal" style:font-name-complex="OpenSymbol1" style:font-size-complex="12pt" style:font-weight-complex="normal"/>
    </style:style>
    <style:style style:name="T4" style:family="text">
      <style:text-properties fo:font-size="12pt" fo:font-weight="normal" officeooo:rsid="0013104e" style:font-name-asian="OpenSymbol1" style:font-size-asian="10.5pt" style:font-weight-asian="normal" style:font-name-complex="OpenSymbol1" style:font-size-complex="12pt" style:font-weight-complex="normal"/>
    </style:style>
    <style:style style:name="T5" style:family="text">
      <style:text-properties fo:font-size="12pt" fo:font-weight="normal" officeooo:rsid="00149a4a" style:font-name-asian="OpenSymbol1" style:font-size-asian="10.5pt" style:font-weight-asian="normal" style:font-name-complex="OpenSymbol1" style:font-size-complex="12pt" style:font-weight-complex="normal"/>
    </style:style>
    <style:style style:name="T6" style:family="text">
      <style:text-properties fo:font-size="12pt" style:font-name-asian="OpenSymbol1" style:font-size-asian="10.5pt" style:font-name-complex="OpenSymbol1" style:font-size-complex="12pt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font-name="OpenSymbol" fo:font-size="12pt" fo:font-weight="normal" style:font-name-asian="OpenSymbol1" style:font-size-asian="10.5pt" style:font-weight-asian="normal" style:font-name-complex="OpenSymbol1" style:font-size-complex="12pt" style:font-weight-complex="normal"/>
    </style:style>
    <style:style style:name="T9" style:family="text">
      <style:text-properties style:font-name="OpenSymbol" fo:font-size="12pt" fo:font-weight="normal" officeooo:rsid="0011b7c8" style:font-name-asian="OpenSymbol1" style:font-size-asian="10.5pt" style:font-weight-asian="normal" style:font-name-complex="OpenSymbol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8.54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Questo modulo server per raccogliere i contatti delle persone interessate a <text:s/>partecipare alle attività formative che il Mozilla Cagliari Club ha intenzione di organizzare a partire dal prossimo autunno con la Mediateca del Mediterraneo di Cagliari.</text:p>
      <text:p text:style-name="P8">L'obbiettivo di questi incontri è aumentare la conoscenza della popolazione verso le tecnologie Internet e Informatiche. I Dati raccolti <text:s/>verranno utilizzati solo ed esclusivamente per le attività gratuite offerte dal Mozilla Cagliari Club e dalla Mediateca del Mediterraneo per preddisporre il calendario delle attività e il percoso didattico. Per maggiori informazioni sulle attività didattiche e sull'inziativa consultare <text:s/>il sito <text:span text:style-name="T7">https://learning.mozilla.org</text:span> . </text:p>
      <text:p text:style-name="P25"/>
      <text:p text:style-name="P3"><text:span text:style-name="T1">NOME:</text:span> _________________________________________________________________________________</text:p>
      <text:p text:style-name="P3"/>
      <text:p text:style-name="P4">COGNOME: ___________________________________________________________________________________</text:p>
      <text:p text:style-name="P3"/>
      <text:p text:style-name="P4">EMAIL: ________________________________________________________________________________________</text:p>
      <text:p text:style-name="P4"/>
      <text:p text:style-name="P4">CITTA’ DI RESIDENZA: _______________________________________________________________________</text:p>
      <text:p text:style-name="P4"/>
      <text:p text:style-name="P4">QUANTI ANNI HAI : </text:p>
      <text:p text:style-name="P9">(SELEZIONARE SOLO UNA OPZIONE)</text:p>
      <text:p text:style-name="P5"><text:span text:style-name="T8"></text:span><text:span text:style-name="T2"> da </text:span><text:span text:style-name="T6">6</text:span><text:span text:style-name="T2"> a </text:span><text:span text:style-name="T6">8</text:span><text:span text:style-name="T2"> Anni<text:tab/><text:tab/></text:span><text:span text:style-name="T8"> </text:span><text:span text:style-name="T2">da </text:span><text:span text:style-name="T6">9</text:span><text:span text:style-name="T2"> a </text:span><text:span text:style-name="T6">14</text:span><text:span text:style-name="T2"> Anni<text:tab/><text:tab/></text:span><text:span text:style-name="T8"></text:span><text:span text:style-name="T2"> da </text:span><text:span text:style-name="T6">15</text:span><text:span text:style-name="T2"> a </text:span><text:span text:style-name="T6">21</text:span><text:span text:style-name="T2"> Anni</text:span></text:p>
      <text:p text:style-name="P5"><text:span text:style-name="T8"></text:span><text:span text:style-name="T2"> da </text:span><text:span text:style-name="T6">22</text:span><text:span text:style-name="T2"> a</text:span><text:span text:style-name="T6"> 40</text:span><text:span text:style-name="T2"> Anni<text:tab/><text:tab/></text:span><text:span text:style-name="T8"></text:span><text:span text:style-name="T2"> <text:s/>da</text:span><text:span text:style-name="T6"> 41</text:span><text:span text:style-name="T2"> a </text:span><text:span text:style-name="T6">60</text:span><text:span text:style-name="T2"> Anni<text:tab/><text:tab/></text:span><text:span text:style-name="T8"></text:span><text:span text:style-name="T2"> da </text:span><text:span text:style-name="T6">61</text:span><text:span text:style-name="T2"> anni in su</text:span></text:p>
      <text:p text:style-name="P11"/>
      <text:p text:style-name="P12">QUALI DISPOSITIVI PUOI PORTARE AGLI INCONTRI:</text:p>
      <text:p text:style-name="P5"><text:span text:style-name="T8"></text:span><text:span text:style-name="T2"> Computer<text:tab/><text:tab/></text:span><text:span text:style-name="T8"></text:span><text:span text:style-name="T2">Tablet<text:tab/><text:tab/></text:span><text:span text:style-name="T8"></text:span><text:span text:style-name="T2"> </text:span><text:span text:style-name="T3">Cellulare</text:span></text:p>
      <text:p text:style-name="P18"/>
      <text:p text:style-name="P5"><text:span text:style-name="T8"></text:span><text:span text:style-name="T3"> Altro: ________________________________________________________________________________</text:span></text:p>
      <text:p text:style-name="P18"/>
      <text:p text:style-name="P13">COSA TI PIACE FARE SOLITAMENTE NEL WEB?</text:p>
      <text:p text:style-name="P5"><text:span text:style-name="T8"></text:span><text:span text:style-name="T3"> Ricercare informazioni e contenuti (Ricette, leggere Giornali…)</text:span></text:p>
      <text:p text:style-name="P5"><text:span text:style-name="T8"></text:span><text:span text:style-name="T3"> Utilizzare i Social Network (Facebook, Instagram, Twitter…)</text:span></text:p>
      <text:p text:style-name="P5"><text:span text:style-name="T8"></text:span><text:span text:style-name="T3"> Programmazione (Sviluppo Pagine Internet, JS…)</text:span></text:p>
      <text:p text:style-name="P18"/>
      <text:p text:style-name="P5"><text:span text:style-name="T8"></text:span><text:span text:style-name="T3"> Altro: ________________________________________________________________________________</text:span></text:p>
      <text:p text:style-name="P18"/>
      <text:p text:style-name="P18"/>
      <text:p text:style-name="P18"/>
      <text:p text:style-name="P18"><text:soft-page-break/></text:p>
      <text:p text:style-name="P15">DOVE UTILIZZI LE TECNOLOGIE WEB (SOCIAL O BROWSER WEB):</text:p>
      <text:p text:style-name="P7"><text:span text:style-name="T8"></text:span><text:span text:style-name="T2"> Computer<text:tab/> </text:span><text:span text:style-name="T3">portatile</text:span><text:span text:style-name="T2"><text:tab/></text:span><text:span text:style-name="T8"></text:span><text:span text:style-name="T2"> Tablet<text:tab/><text:tab/></text:span><text:span text:style-name="T8"></text:span><text:span text:style-name="T2"> </text:span><text:span text:style-name="T3">Cellulare</text:span></text:p>
      <text:p text:style-name="P6"><text:span text:style-name="T8"></text:span><text:span text:style-name="T3"> Computer Fisso</text:span></text:p>
      <text:p text:style-name="P18"/>
      <text:p text:style-name="P6"><text:span text:style-name="T8"></text:span><text:span text:style-name="T3"> Altro: ________________________________________________________________________________</text:span></text:p>
      <text:p text:style-name="P20"/>
      <text:p text:style-name="P14">COSA TI PIACE FARE SOLITAMENTE NEL WEB?</text:p>
      <text:p text:style-name="P6"><text:span text:style-name="T8"></text:span><text:span text:style-name="T3"> </text:span><text:span text:style-name="T4">Come navigare in Internet</text:span></text:p>
      <text:p text:style-name="P6"><text:span text:style-name="T8"></text:span><text:span text:style-name="T3"> </text:span><text:span text:style-name="T4">Come ricercare le informazioni in Internet</text:span></text:p>
      <text:p text:style-name="P6"><text:span text:style-name="T8"></text:span><text:span text:style-name="T3"> </text:span><text:span text:style-name="T4">Interagire con i Social Network</text:span></text:p>
      <text:p text:style-name="P6"><text:span text:style-name="T8"></text:span><text:span text:style-name="T3"> </text:span><text:span text:style-name="T4">Seminari sulla sicurezza e la Privacy nel Web</text:span></text:p>
      <text:p text:style-name="P6"><text:span text:style-name="T8"></text:span><text:span text:style-name="T3"> </text:span><text:span text:style-name="T4">Come funzionano le tecnologie Internet</text:span></text:p>
      <text:p text:style-name="P6"><text:span text:style-name="T8"></text:span><text:span text:style-name="T3"> </text:span><text:span text:style-name="T4">Programmazione Web (HTML + CSS)</text:span></text:p>
      <text:p text:style-name="P6"><text:span text:style-name="T8"></text:span><text:span text:style-name="T3"> </text:span><text:span text:style-name="T4">Come utilizzare i Computer, Tablet e Cellulari</text:span></text:p>
      <text:p text:style-name="P21"/>
      <text:p text:style-name="P6"><text:span text:style-name="T9"></text:span><text:span text:style-name="T3"> Altro: ________________________________________________________________________________</text:span></text:p>
      <text:p text:style-name="P19"/>
      <text:p text:style-name="P16">SARESTI INTERESSATO A COLLABORARE CON NOI NELLA REALIZZAZIONE DELLE ATTIVITA’ ?</text:p>
      <text:p text:style-name="P23">Vuoi collaborare attivamente a realizzare attività con la fondazione Mozilla? Se sei pronto ad entrare nel mondo dinamico e attivo della Fondazione Mozilla lasciaci qui la tua preferenza. Successivamente verrai contattato da un volontario per maggiori informazioni.</text:p>
      <text:p text:style-name="P24"/>
      <text:p text:style-name="P6"><text:span text:style-name="T9"></text:span><text:span text:style-name="T3"> </text:span><text:span text:style-name="T5">SI</text:span></text:p>
      <text:p text:style-name="P6"><text:span text:style-name="T9"></text:span><text:span text:style-name="T3"> </text:span><text:span text:style-name="T5">NO</text:span></text:p>
      <text:p text:style-name="P22"/>
      <text:p text:style-name="P17">LASCIA UN COMMENTO:</text:p>
      <text:p text:style-name="P10">Vuoi collaborare attivamente a realizzare attività con la fondazione Mozilla? Se sei pronto ad entrare nel mondo dinamico e attivo della Fondazione Mozilla lasciaci qui la tua preferenza. Successivamente verrai contattato da un volontario per maggiori informazioni.</text:p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0000" style:font-name="Open Sans" fo:font-size="25pt" fo:font-weight="bold" officeooo:rsid="00119718" officeooo:paragraph-rsid="001ef80f" style:font-size-asian="25pt" style:font-weight-asian="bold" style:font-size-complex="25pt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800000" style:font-name="Open Sans" fo:font-size="20pt" fo:font-weight="normal" officeooo:rsid="00119718" officeooo:paragraph-rsid="001ef80f" style:font-size-asian="17.5pt" style:font-weight-asian="normal" style:font-size-complex="2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8.543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4" text:anchor-type="paragraph" svg:x="0.086cm" svg:y="-0.279cm" svg:width="1.734cm" svg:height="2.953cm" draw:z-index="3"><draw:image xlink:href="Pictures/10000201000006EC000005131664C152147AD2A4.png" xlink:type="simple" xlink:show="embed" xlink:actuate="onLoad"/></draw:frame>WEBATECA DEL MEDITERRANEO</text:p>
        <text:p text:style-name="MP2">SCHEDA DI ISCRIZIONE</text:p>
      </style:header>
      <style:footer>
        <text:p text:style-name="Footer"><draw:frame draw:style-name="Mfr2" draw:name="Immagine1" text:anchor-type="paragraph" svg:y="0.386cm" svg:width="4.443cm" svg:height="1.628cm" draw:z-index="1"><draw:image xlink:href="Pictures/10000201000005EB0000022B06981561261F6038.png" xlink:type="simple" xlink:show="embed" xlink:actuate="onLoad"/></draw:frame></text:p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8:37:13.441000000</meta:creation-date>
    <dc:date>2016-09-16T15:57:53.896000000</dc:date>
    <meta:editing-duration>PT33M6S</meta:editing-duration>
    <meta:editing-cycles>19</meta:editing-cycles>
    <meta:generator>LibreOffice/5.2.1.2$Windows_x86 LibreOffice_project/31dd62db80d4e60af04904455ec9c9219178d620</meta:generator>
    <meta:document-statistic meta:table-count="0" meta:image-count="2" meta:object-count="0" meta:page-count="2" meta:paragraph-count="39" meta:word-count="375" meta:character-count="2988" meta:non-whitespace-character-count="2639"/>
  </office:meta>
</office:document-meta>
</file>